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den Licastro<text:tab/><text:tab/><text:tab/><text:tab/>4/4/2012<text:tab/><text:tab/><text:tab/><text:tab/><text:tab/><text:tab/>Lab 8</text:p>
      <text:p text:style-name="Standard"/>
      <text:list xml:id="list1000503971" text:style-name="L1">
        <text:list-item>
          <text:p text:style-name="P1">There was no error until I got to 32%. At this point it was only on the X and it didn't happen every time. Once I got to 40% I was getting errors on almost every image but the “T” almost every time I ran the program.</text:p>
        </text:list-item>
      </text:list>
      <text:p text:style-name="Standard"/>
      <text:list xml:id="list302357692" text:continue-numbering="true" text:style-name="L1">
        <text:list-item>
          <text:p text:style-name="P1">After adding my patterns, even with 10% noise none of my patterns would come out correctly and most of the originals would be slightly mixed. I only had two crazy patterns added.</text:p>
          <text:p text:style-name="P1"/>
        </text:list-item>
        <text:list-item>
          <text:p text:style-name="P1">After adding an additional four patterns to the collection I was no longer getting even a single one correct, even at 1 or 2% noi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2-04-05T12:22:58</meta:creation-date>
    <meta:document-statistic meta:table-count="0" meta:image-count="0" meta:object-count="0" meta:page-count="1" meta:paragraph-count="4" meta:word-count="112" meta:character-count="570" meta:non-whitespace-character-count="457"/>
    <dc:date>2012-04-05T12:57:55</dc:date>
    <dc:creator>Braden </dc:creator>
    <meta:editing-duration>PT4M36S</meta:editing-duration>
    <meta:editing-cycles>1</meta:editing-cycles>
    <meta:generator>LibreOffice/3.4$Unix LibreOffice_project/340m1$Build-402</meta:generator>
  </office:meta>
</office:document-meta>
</file>